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Ubuntu Mono" officeooo:rsid="0000298d" officeooo:paragraph-rsid="0000298d"/>
    </style:style>
    <style:style style:name="P2" style:family="paragraph" style:parent-style-name="Standard" style:list-style-name="L1">
      <style:text-properties style:font-name="Ubuntu Mono" officeooo:rsid="0000298d" officeooo:paragraph-rsid="0000298d"/>
    </style:style>
    <style:style style:name="P3" style:family="paragraph" style:parent-style-name="Standard" style:list-style-name="L1">
      <style:text-properties style:font-name="Ubuntu Mono" officeooo:rsid="00058da5" officeooo:paragraph-rsid="00058da5"/>
    </style:style>
    <style:style style:name="P4" style:family="paragraph" style:parent-style-name="Standard">
      <style:text-properties style:font-name="Ubuntu Mono" officeooo:rsid="00058da5" officeooo:paragraph-rsid="00058da5"/>
    </style:style>
    <style:style style:name="P5" style:family="paragraph" style:parent-style-name="Standard">
      <style:text-properties style:font-name="Ubuntu Mono" officeooo:rsid="000acdbc" officeooo:paragraph-rsid="000acdbc"/>
    </style:style>
    <style:style style:name="P6" style:family="paragraph" style:parent-style-name="Standard">
      <style:text-properties style:font-name="Ubuntu Mono" officeooo:rsid="000b46c8" officeooo:paragraph-rsid="000b46c8"/>
    </style:style>
    <style:style style:name="P7" style:family="paragraph" style:parent-style-name="Standard">
      <style:text-properties style:font-name="Ubuntu Mono" officeooo:rsid="0015d125" officeooo:paragraph-rsid="0015d125"/>
    </style:style>
    <style:style style:name="P8" style:family="paragraph" style:parent-style-name="Standard" style:list-style-name="L2">
      <style:text-properties style:font-name="Ubuntu Mono" officeooo:rsid="0015d125" officeooo:paragraph-rsid="0015d125"/>
    </style:style>
    <style:style style:name="P9" style:family="paragraph" style:parent-style-name="Standard" style:list-style-name="L2">
      <style:text-properties style:font-name="Ubuntu Mono" officeooo:rsid="0015e5c9" officeooo:paragraph-rsid="0015e5c9"/>
    </style:style>
    <style:style style:name="P10" style:family="paragraph" style:parent-style-name="Standard" style:list-style-name="L2">
      <style:text-properties style:font-name="Ubuntu Mono" officeooo:rsid="0017b07b" officeooo:paragraph-rsid="0017b07b"/>
    </style:style>
    <style:style style:name="P11" style:family="paragraph" style:parent-style-name="Standard">
      <style:text-properties style:font-name="Ubuntu Mono" officeooo:rsid="0017b07b" officeooo:paragraph-rsid="0017b07b"/>
    </style:style>
    <style:style style:name="P12" style:family="paragraph" style:parent-style-name="Standard">
      <style:text-properties style:font-name="Ubuntu Mono" officeooo:rsid="00199fd6" officeooo:paragraph-rsid="00199fd6"/>
    </style:style>
    <style:style style:name="P13" style:family="paragraph" style:parent-style-name="Standard">
      <style:text-properties style:font-name="Ubuntu Mono" officeooo:rsid="00199fd6" officeooo:paragraph-rsid="0035005c"/>
    </style:style>
    <style:style style:name="P14" style:family="paragraph" style:parent-style-name="Standard">
      <style:text-properties style:font-name="Ubuntu Mono" officeooo:rsid="001d8175" officeooo:paragraph-rsid="002d5ff1"/>
    </style:style>
    <style:style style:name="P15" style:family="paragraph" style:parent-style-name="Standard">
      <style:text-properties style:font-name="Ubuntu Mono" officeooo:rsid="00342de8" officeooo:paragraph-rsid="00342de8"/>
    </style:style>
    <style:style style:name="P16" style:family="paragraph" style:parent-style-name="Standard" style:list-style-name="L4">
      <style:text-properties style:font-name="Ubuntu Mono" officeooo:rsid="00342de8" officeooo:paragraph-rsid="00342de8"/>
    </style:style>
    <style:style style:name="P17" style:family="paragraph" style:parent-style-name="Standard">
      <style:text-properties style:font-name="Ubuntu Mono" officeooo:rsid="0035005c" officeooo:paragraph-rsid="0035005c"/>
    </style:style>
    <style:style style:name="P18" style:family="paragraph" style:parent-style-name="Standard" style:list-style-name="L3">
      <style:text-properties style:font-name="Ubuntu Mono" officeooo:rsid="0035005c" officeooo:paragraph-rsid="0035005c"/>
    </style:style>
    <style:style style:name="P19" style:family="paragraph" style:parent-style-name="Standard" style:list-style-name="L3">
      <style:text-properties style:font-name="Ubuntu Mono" officeooo:rsid="0035005c" officeooo:paragraph-rsid="003ae3a0"/>
    </style:style>
    <style:style style:name="P20" style:family="paragraph" style:parent-style-name="Standard">
      <style:text-properties style:font-name="Ubuntu Mono" officeooo:rsid="003f62cc" officeooo:paragraph-rsid="003f62cc"/>
    </style:style>
    <style:style style:name="P21" style:family="paragraph" style:parent-style-name="Standard">
      <style:text-properties style:font-name="Ubuntu Mono" officeooo:rsid="004631e8" officeooo:paragraph-rsid="0049cdc2"/>
    </style:style>
    <style:style style:name="P22" style:family="paragraph" style:parent-style-name="Standard">
      <style:text-properties fo:color="#2a6099" style:font-name="Ubuntu Mono" fo:font-weight="bold" officeooo:rsid="00342de8" officeooo:paragraph-rsid="00342de8" style:font-weight-asian="bold" style:font-weight-complex="bold"/>
    </style:style>
    <style:style style:name="P23" style:family="paragraph" style:parent-style-name="Standard">
      <style:paragraph-properties fo:break-before="page"/>
      <style:text-properties fo:color="#2a6099" style:font-name="Ubuntu Mono" fo:font-weight="bold" officeooo:rsid="00342de8" officeooo:paragraph-rsid="00342de8" style:font-weight-asian="bold" style:font-weight-complex="bold"/>
    </style:style>
    <style:style style:name="T1" style:family="text">
      <style:text-properties officeooo:rsid="00045c7d"/>
    </style:style>
    <style:style style:name="T2" style:family="text">
      <style:text-properties officeooo:rsid="0006190b"/>
    </style:style>
    <style:style style:name="T3" style:family="text">
      <style:text-properties officeooo:rsid="000c3145"/>
    </style:style>
    <style:style style:name="T4" style:family="text">
      <style:text-properties officeooo:rsid="0013a135"/>
    </style:style>
    <style:style style:name="T5" style:family="text">
      <style:text-properties officeooo:rsid="001724a0"/>
    </style:style>
    <style:style style:name="T6" style:family="text">
      <style:text-properties officeooo:rsid="0017b07b"/>
    </style:style>
    <style:style style:name="T7" style:family="text">
      <style:text-properties officeooo:rsid="001b440e"/>
    </style:style>
    <style:style style:name="T8" style:family="text">
      <style:text-properties officeooo:rsid="002ce475"/>
    </style:style>
    <style:style style:name="T9" style:family="text">
      <style:text-properties fo:color="#ce181e"/>
    </style:style>
    <style:style style:name="T10" style:family="text">
      <style:text-properties officeooo:rsid="0039334e"/>
    </style:style>
    <style:style style:name="T11" style:family="text">
      <style:text-properties officeooo:rsid="003dabf1"/>
    </style:style>
    <style:style style:name="T12" style:family="text">
      <style:text-properties officeooo:rsid="00438553"/>
    </style:style>
    <style:style style:name="T13" style:family="text">
      <style:text-properties officeooo:rsid="00473ae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Where and when to start split a monolith codebase ?</text:p>
      <text:p text:style-name="P1">It is not a good way of using databases as a method of integrating multiple services. We need to find connection points in our databases so that we can split them cleanly.</text:p>
      <text:p text:style-name="P1"/>
      <text:list xml:id="list323189842" text:style-name="L1">
        <text:list-item>
          <text:p text:style-name="P2">The core idea of the micro-services which is modern SOA. <text:span text:style-name="T1">You can use your application in the micro-service specific special cloud. Cloud is an elastic cluster, where each node is a virtual server. Cloud can extend or shrink nodes count automatically</text:span></text:p>
        </text:list-item>
        <text:list-item>
          <text:p text:style-name="P2">With the classic monolithic applications, you need to scale a whole monolithic application. Usually, such application uses a large amount of RAM, as well as require strong hardware or strong and expensive virtual server.</text:p>
        </text:list-item>
        <text:list-item>
          <text:p text:style-name="P3">After changing some part of the <text:span text:style-name="T2">big monolith </text:span>application, It will require time/budget expensive regression testing</text:p>
        </text:list-item>
        <text:list-item>
          <text:p text:style-name="P3">On another side - you can split your application logic to the set of small applications, such application called a micro-service. For instance, you have one micro-service responsible for UI only - i.e. only Spring MVC with Angluar.js, another micro-service for business logic, and one more micro-service for obtaining data from social networks. All those services are connected with each other using SOAP, or some web-services usually RestFull.</text:p>
        </text:list-item>
        <text:list-item>
          <text:p text:style-name="P3">So, if you have a huge and complicated system (Amazon, Fb, Ebay) you need to split your monolith application to microservices. And if your system is very simple, i.e. internet cafe site with a few pages - monolithic approach is preferred.</text:p>
        </text:list-item>
      </text:list>
      <text:p text:style-name="P4"/>
      <text:p text:style-name="P4"/>
      <text:p text:style-name="P22">How to split the Databases ?</text:p>
      <text:p text:style-name="P5">Finance code uses ledger table to track financial info.</text:p>
      <text:p text:style-name="P5">Catalog code uses line item table to store info on an album.</text:p>
      <text:p text:style-name="P5">Finance code accesses line item table, and a foreign-key relationship from ledge table to line item table exists</text:p>
      <text:p text:style-name="P5"/>
      <text:p text:style-name="P6"><text:span text:style-name="T4">Breaking foreign relationship, e</text:span>xpose data via API in the Catalog package and make two database calls to generate the report.</text:p>
      <text:p text:style-name="P6">Firstly, we need to stop the finance code from reaching into the line item table, <text:span text:style-name="T3">as this table belongs to the catalog code. The quickest way to address this is rather that having the code in finance reach into the line item table, we will expose the data via an API call in the catalog package that the finance code can call. This API call will be the forerunner of a call we will make over the wire. At this point it becomes clear that we may well end up having to make two database calls to generate report. What about the foreign key relationship? Well, we lose this altogether.</text:span></text:p>
      <text:p text:style-name="P6"/>
      <text:p text:style-name="P7">We have a few options.</text:p>
      <text:list xml:id="list2417026397" text:style-name="L2">
        <text:list-item>
          <text:p text:style-name="P8">Duplicating table for each of our packages, <text:span text:style-name="T5">but we will have some difficulties while update</text:span></text:p>
        </text:list-item>
        <text:list-item>
          <text:p text:style-name="P9">Instead this shared, static data as a code, <text:span text:style-name="T6">it is very sensible approach.</text:span></text:p>
        </text:list-item>
        <text:list-item>
          <text:p text:style-name="P9"><text:span text:style-name="T6">P</text:span>ush static data into a service of its own right.</text:p>
        </text:list-item>
        <text:list-item>
          <text:p text:style-name="P10">Push for keeping this static data in configuration files or directory in code, as it is the simple option for most cases.</text:p>
        </text:list-item>
      </text:list>
      <text:p text:style-name="P11"/>
      <text:p text:style-name="P12">We need to create a new package called Customer, then we can use an API to <text:span text:style-name="T7">show(expose)</text:span> Customer code to other packages such as Warehouses and Finance. </text:p>
      <text:p text:style-name="P12"/>
      <text:p text:style-name="P13">Splitting schema increases number of database calls but keeping application code together makes reverting changes easier.</text:p>
      <text:p text:style-name="P23">What about transactions when you split ?</text:p>
      <text:p text:style-name="P14"><text:span text:style-name="T9">Transactions</text:span> are useful things. They allow us to say these events either all happen together, or none of them happen. They are very useful when we are inserting data into a database. They let update multiple tables at once. We know that if anything fails, we can roll back everything. With a monolithic schema, all our creates and updates will probably be done within a single transaction boundary. When we split the database, we lose the safety afforded to us by having a single transaction. </text:p>
      <text:p text:style-name="P14"/>
      <text:p text:style-name="P14"><text:span text:style-name="T8">In monolithic schema, insertion, creates, updates place within a single transaction. But if we create two separate schema, then one transaction will be for first separated schema, other transaction for another separated schema. So that, we lose this transaction safety.</text:span></text:p>
      <text:p text:style-name="P14"/>
      <text:p text:style-name="P14">If transaction manager gets a yes vote from all participants, it tells them all to go ahead and perform their commits – otherwise it sends a rollback to all parties</text:p>
      <text:p text:style-name="P14"/>
      <text:p text:style-name="P14"/>
      <text:p text:style-name="P22">What is the SAGA pattern ?</text:p>
      <text:p text:style-name="P14"/>
      <text:p text:style-name="P14"/>
      <text:p text:style-name="P22">What is the eventual consistency ?</text:p>
      <text:p text:style-name="P20">We may decide to retry the insertion into the warehouse’s picking table at a later date. We could queue up this part of the operation in a queue or log file, and try again later. For some sorts of the operations, this makes sense, but we have to assume that a retry would fix it. <text:span text:style-name="T12">In many ways, this is another form of what is called eventual consistency. </text:span></text:p>
      <text:p text:style-name="P17">Implementing eventual consistency.</text:p>
      <text:list xml:id="list1080454985" text:style-name="L3">
        <text:list-item>
          <text:p text:style-name="P18">Client <text:span text:style-name="T10">detect</text:span> when data is <text:span text:style-name="T10">stable</text:span></text:p>
        </text:list-item>
        <text:list-item>
          <text:p text:style-name="P18">Use fault-tolerant message queues &amp; Saga pattern</text:p>
          <text:list>
            <text:list-item>
              <text:p text:style-name="P19">Saga Execution Controller</text:p>
              <text:list>
                <text:list-item>
                  <text:p text:style-name="P19">retries operations</text:p>
                </text:list-item>
              </text:list>
            </text:list-item>
            <text:list-item>
              <text:p text:style-name="P18">Recovery models</text:p>
              <text:list>
                <text:list-item>
                  <text:p text:style-name="P18">Backward model: if a transaction fails undo all succes<text:span text:style-name="T11">s</text:span>ful transactions</text:p>
                </text:list-item>
                <text:list-item>
                  <text:p text:style-name="P18">Forward model: retry every transaction till all succeed</text:p>
                </text:list-item>
              </text:list>
            </text:list-item>
          </text:list>
        </text:list-item>
      </text:list>
      <text:p text:style-name="P15"/>
      <text:p text:style-name="P22">What is the (event) data pump ?</text:p>
      <text:p text:style-name="P21">Rather than have the reporting system pull the data, we could instead have the data pushed to the reporting system. One of the downsides of retrieving the data by standard HTTP calls is the overhead of HTTP when we are making a large number of calls, together with the overhead of having to create APIs that may exist only for reporting purposes. <text:span text:style-name="T13">We are sending data to reporting system. An alternative option is to have a standalone program that directly accesses the database of the service that is the source of data and pumps it into a reporting database. </text:span></text:p>
      <text:p text:style-name="P21">The data pump should be built and managed by the same team that manages the service. This can be something as simple as a command-line program triggered via Cron. This program needs to have intimate knowledge of both the internal database for the service and also the reporting schema.</text:p>
      <text:p text:style-name="P21"/>
      <text:list xml:id="list3335145374" text:style-name="L4">
        <text:list-item>
          <text:p text:style-name="P16">data pushed to the reporting system</text:p>
        </text:list-item>
        <text:list-item>
          <text:p text:style-name="P16">data pump maps service database to reporting schema</text:p>
        </text:list-item>
        <text:list-item>
          <text:p text:style-name="P16">data pump should be built &amp; managed by the team managing the service</text:p>
        </text:list-item>
        <text:list-item>
          <text:p text:style-name="P16">can be piggybacked by backup operations (Netflix “backup data pump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Ubuntu Mono" svg:font-family="'Ubuntu Mono'"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6T07:19:22.587492089</meta:creation-date>
    <dc:date>2019-01-16T10:26:58.784682633</dc:date>
    <meta:editing-duration>PT2H46M42S</meta:editing-duration>
    <meta:editing-cycles>69</meta:editing-cycles>
    <meta:generator>LibreOffice/6.1.2.1$Linux_X86_64 LibreOffice_project/10$Build-1</meta:generator>
    <meta:document-statistic meta:table-count="0" meta:image-count="0" meta:object-count="0" meta:page-count="2" meta:paragraph-count="42" meta:word-count="1019" meta:character-count="5895" meta:non-whitespace-character-count="4933"/>
  </office:meta>
</office:document-meta>
</file>